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paramet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layer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vatarMask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lending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Base Layer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Machin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anyState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haviou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faultSta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tryTransition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tate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tran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inationStat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_nameHas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tinationState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nterruptionSour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cond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table table:name="positions_def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KeyField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8:41:02.095000000</meta:creation-date>
    <dc:date>2017-02-02T18:41:12.055000000</dc:date>
    <meta:editing-duration>PT10S</meta:editing-duration>
    <meta:editing-cycles>1</meta:editing-cycles>
    <meta:document-statistic meta:table-count="14" meta:cell-count="6132" meta:object-count="0"/>
    <meta:generator>LibreOffice/5.2.5.1$Windows_x86 LibreOffice_project/0312e1a284a7d50ca85a365c316c7abbf20a4d22</meta:generator>
  </office:meta>
</office:document-meta>
</file>